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code">
      <style:text-properties fo:language="en" fo:country="US" style:language-asian="zxx" style:country-asian="none"/>
    </style:style>
    <style:style style:name="P3" style:family="paragraph" style:parent-style-name="code">
      <style:text-properties fo:font-weight="bold" style:font-weight-asian="bold" style:font-weight-complex="bold"/>
    </style:style>
    <style:style style:name="P4" style:family="paragraph" style:parent-style-name="paragraph">
      <style:paragraph-properties fo:break-before="page"/>
    </style:style>
    <style:style style:name="P5" style:family="paragraph" style:parent-style-name="paragraph" style:list-style-name="L1"/>
    <style:style style:name="P6" style:family="paragraph">
      <style:paragraph-properties fo:text-align="center"/>
    </style:style>
    <style:style style:name="P7" style:family="paragraph">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style:font-weight-complex="bold"/>
    </style:style>
    <style:style style:name="T3" style:family="text">
      <style:text-properties style:font-name="Times New Roman" fo:font-size="12pt" style:font-size-asian="10.5pt" style:font-size-complex="12pt"/>
    </style:style>
    <style:style style:name="T4" style:family="text">
      <style:text-properties style:font-name="Times New Roman" fo:font-size="12pt" fo:font-weight="normal" style:font-size-asian="10.5pt" style:font-weight-asian="normal" style:font-size-complex="12pt" style:font-weight-complex="normal"/>
    </style:style>
    <style:style style:name="T5" style:family="text">
      <style:text-properties style:font-name="Times New Roman" fo:font-size="12pt" fo:font-weight="bold" style:font-size-asian="10.5pt" style:font-weight-asian="bold" style:font-size-complex="12pt" style:font-weight-complex="bold"/>
    </style:style>
    <style:style style:name="T6" style:family="text">
      <style:text-properties style:font-size-complex="12pt" style:font-weight-complex="bold"/>
    </style:style>
    <style:style style:name="T7" style:family="text">
      <style:text-properties style:font-size-complex="12pt" style:font-weight-complex="normal"/>
    </style:style>
    <style:style style:name="T8" style:family="text">
      <style:text-properties fo:font-size="10pt" style:font-size-asian="10pt"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style>
    <style:style style:name="gr3" style:family="graphic">
      <style:graphic-properties draw:textarea-horizontal-align="center" draw:textarea-vertical-align="middle" style:run-through="foreground"/>
    </style:style>
    <style:style style:name="gr4" style:family="graphic">
      <style:graphic-properties style:run-through="foreground"/>
    </style:style>
    <style:style style:name="gr5" style:family="graphic">
      <style:graphic-properties svg:stroke-width="0.0598in" draw:marker-start-width="0.2299in" draw:marker-end-width="0.2299in" draw:textarea-horizontal-align="justify" draw:textarea-vertical-align="middle" draw:auto-grow-height="false" fo:padding-top="0.0299in" fo:padding-bottom="0.0299in" fo:padding-left="0.0299in" fo:padding-right="0.0299in" style:run-through="foreground"/>
    </style:style>
    <style:style style:name="gr6" style:family="graphic">
      <style:graphic-properties draw:fill-color="#000000" draw:textarea-horizontal-align="center" draw:textarea-vertical-align="middle" style:run-through="foreground"/>
    </style:style>
    <style:style style:name="gr7" style:family="graphic">
      <style:graphic-properties draw:textarea-horizontal-align="center" draw:textarea-vertical-align="middle" style:run-through="foreground"/>
    </style:style>
    <style:style style:name="gr8" style:family="graphic">
      <style:graphic-properties draw:fill-color="#000000" draw:textarea-horizontal-align="center" draw:textarea-vertical-align="middle" style:run-through="foreground"/>
    </style:style>
    <style:style style:name="gr9" style:family="graphic">
      <style:graphic-properties draw:stroke="none" svg:stroke-color="#000000" draw:fill="none" draw:fill-color="#ffffff" fo:min-height="0.1917in" style:run-through="foreground"/>
    </style:style>
    <style:style style:name="gr10" style:family="graphic">
      <style:graphic-properties draw:stroke="none" svg:stroke-color="#000000" draw:fill="none" draw:fill-color="#ffffff" fo:min-height="0.1563in" style:run-through="foreground"/>
    </style:style>
    <style:style style:name="gr11" style:family="graphic">
      <style:graphic-properties draw:stroke="none" svg:stroke-color="#000000" draw:fill="none" draw:fill-color="#ffffff" fo:min-height="0.1339in" style:run-through="foreground"/>
    </style:style>
    <style:style style:name="gr12" style:family="graphic">
      <style:graphic-properties draw:stroke="none" svg:stroke-color="#000000" draw:fill="none" draw:fill-color="#ffffff" fo:min-height="0.1756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h text:style-name="Heading_20_1" text:outline-level="1">AMI</text:h>
      <text:h text:style-name="Heading_20_2" text:outline-level="2">Connector Usage Example: AMI_Callback</text:h>
      <text:p text:style-name="paragraph">The following example shows a connector of type "AMI callback", which performs an asynchronous method invocation with a callback on a <text:span text:style-name="keyword">MyFoo</text:span> interface. <text:s/>It introduces the use of <text:s/>a connector.</text:p>
      <text:p text:style-name="paragraph">In this example, the Receiver component provides the interface <text:span text:style-name="keyword">MyFoo</text:span> as follows:</text:p>
      <text:p text:style-name="P1"/>
      <text:p text:style-name="P2">interface MyFoo </text:p>
      <text:p text:style-name="P2">{</text:p>
      <text:p text:style-name="P2"><text:tab/>long foo (in string in_str, out string answer) raises (my_exception);</text:p>
      <text:p text:style-name="P2">};</text:p>
      <text:p text:style-name="Légende"><text:bookmark-start text:name="_Ref212977492"/><text:bookmark-start text:name="_Ref212977499"/>Example <text:sequence text:ref-name="refExample0" text:name="Example" text:formula="ooow:Example+1" style:num-format="1">1</text:sequence><text:bookmark-end text:name="_Ref212977499"/>: MyFoo Interface Declaration<text:bookmark-end text:name="_Ref212977492"/></text:p>
      <text:p text:style-name="paragraph">CORBA already provides a suitable technique on the middleware layer called AMI. There are two different mechanisms for deferred synchronous calls. For each, the signature of operation is modified. In case of the "poller" mechanism, a caller obtains a poller object instead of a result. This object can be queried later to get the actual result. </text:p>
      <text:p text:style-name="paragraph">The alternative mechanism is to retrieve results via callbacks. The request is sent using an asynchronous call, to a remote object, once the request is processed, the result is sent back to a callback. This example studies the second variant that uses a Callback. A client receives callback calls in a so called reply handler. <text:s/></text:p>
      <text:p text:style-name="paragraph">Callback can be used in two different ways:</text:p>
      <text:list xml:id="list853091489" text:style-name="L1">
        <text:list-item>
          <text:p text:style-name="P5">One reply handler. All callback calls are received in one reply handler. In this case, it isn't possible to match requests to callback calls.</text:p>
        </text:list-item>
        <text:list-item>
          <text:p text:style-name="P5">One reply handler per request. For every request a reply handler is created. This way, it's clear which callback call belongs to which request.</text:p>
        </text:list-item>
      </text:list>
      <text:p text:style-name="paragraph">Since users should be able to switch between implementations, both ways should be provided by the AMI framework.</text:p>
      <text:p text:style-name="paragraph"/>
      <text:p text:style-name="P4">To use AMI in CCM, an AMI component should be created. This component is placed between the Sender (client) and the Receiver (server) components (see figure below).</text:p>
      <text:p text:style-name="paragraph"><draw:g text:anchor-type="paragraph" draw:z-index="0" draw:style-name="gr1"><draw:rect draw:style-name="gr2" draw:text-style-name="P6" svg:width="1.3543in" svg:height="1.2398in" svg:x="0.8165in" svg:y="0.2622in"><text:p text:style-name="P6">Sender </text:p><text:p text:style-name="P6">('client' component)</text:p></draw:rect><draw:rect draw:style-name="gr3" draw:text-style-name="P6" svg:width="1.698in" svg:height="1.2398in" svg:x="2.8039in" svg:y="0.2622in"><text:p text:style-name="P6">AMI</text:p><text:p text:style-name="P6">(AMI-component)</text:p></draw:rect><draw:rect draw:style-name="gr2" draw:text-style-name="P6" svg:width="1.3543in" svg:height="1.2398in" svg:x="5.2957in" svg:y="0.2602in"><text:p text:style-name="P6">Receiver </text:p><text:p text:style-name="P6">('server' component)</text:p></draw:rect><draw:g draw:style-name="gr4"><draw:g draw:style-name="gr4"><draw:custom-shape draw:style-name="gr5" svg:width="0.2315in" svg:height="0.2421in" draw:transform="rotate (1.5707963267946) translate (2.37638888888889in 0.836805555555555in)"><text:p/><draw:enhanced-geometry svg:viewBox="0 0 21600 21600"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6" draw:text-style-name="P6" svg:width="0.0941in" svg:height="0.0862in" svg:x="2.4917in" svg:y="0.6819in"><text:p/></draw:ellipse></draw:g><draw:g draw:style-name="gr4"><draw:custom-shape draw:style-name="gr5" svg:width="0.2315in" svg:height="0.2421in" draw:transform="rotate (-1.57079632679579) translate (2.61805555555556in 0.914583333333333in)"><text:p/><draw:enhanced-geometry svg:viewBox="0 0 21600 21600" draw:mirror-horizontal="false" draw:mirror-vertical="false"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6" draw:text-style-name="P6" svg:width="-0.0941in" svg:height="-0.0862in" svg:x="2.5043in" svg:y="1.0709in"><text:p/></draw:ellipse></draw:g><draw:line draw:style-name="gr7" draw:text-style-name="P6" svg:x1="2.3949in" svg:y1="0.7213in" svg:x2="2.2839in" svg:y2="0.7205in"><text:p/></draw:line><draw:line draw:style-name="gr7" draw:text-style-name="P6" svg:x1="2.2839in" svg:y1="0.7205in" svg:x2="2.2839in" svg:y2="1.0339in"><text:p/></draw:line><draw:line draw:style-name="gr7" draw:text-style-name="P6" svg:x1="2.4555in" svg:y1="1.0346in" svg:x2="2.2839in" svg:y2="1.0346in"><text:p/></draw:line><draw:line draw:style-name="gr7" draw:text-style-name="P6" svg:x1="2.5854in" svg:y1="0.7193in" svg:x2="2.7106in" svg:y2="0.7193in"><text:p/></draw:line><draw:line draw:style-name="gr7" draw:text-style-name="P6" svg:x1="2.6193in" svg:y1="1.0346in" svg:x2="2.7102in" svg:y2="1.0346in"><text:p/></draw:line><draw:line draw:style-name="gr7" draw:text-style-name="P6" svg:x1="2.7102in" svg:y1="0.7193in" svg:x2="2.7102in" svg:y2="1.0346in"><text:p/></draw:line></draw:g><draw:line draw:style-name="gr7" draw:text-style-name="P6" svg:x1="2.2843in" svg:y1="0.8618in" svg:x2="2.1709in" svg:y2="0.8618in"><text:p/></draw:line><draw:line draw:style-name="gr7" draw:text-style-name="P6" svg:x1="2.7102in" svg:y1="0.8701in" svg:x2="2.8039in" svg:y2="0.8701in"><text:p/></draw:line><draw:g draw:style-name="gr4"><draw:custom-shape draw:style-name="gr5" svg:width="0.2315in" svg:height="0.2421in" draw:transform="rotate (1.5707963267946) translate (4.82083333333333in 0.945833333333333in)"><text:p/><draw:enhanced-geometry svg:viewBox="0 0 21600 21600" draw:mirror-horizontal="false" draw:mirror-vertical="false"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8" draw:text-style-name="P6" svg:width="0.0941in" svg:height="0.0862in" svg:x="4.9358in" svg:y="0.7909in"><text:p text:style-name="P6">v</text:p></draw:ellipse></draw:g><draw:line draw:style-name="gr7" draw:text-style-name="P6" svg:x1="4.8209in" svg:y1="0.8366in" svg:x2="4.502in" svg:y2="0.8366in"><text:p/></draw:line><draw:line draw:style-name="gr7" draw:text-style-name="P6" svg:x1="5.002in" svg:y1="0.85in" svg:x2="5.2957in" svg:y2="0.85in"><text:p/></draw:line><draw:frame draw:style-name="gr9" svg:width="0.4913in" svg:height="0.1921in" svg:x="4.6713in" svg:y="0.9677in"><draw:text-box><text:p>MyFoo</text:p></draw:text-box></draw:frame><draw:frame draw:style-name="gr10" draw:text-style-name="P7" svg:width="0.8232in" svg:height="0.1677in" svg:x="2.5445in" svg:y="0.4094in"><draw:text-box><text:p><text:span text:style-name="T8">AMI_MyFoo</text:span></text:p></draw:text-box></draw:frame><draw:frame draw:style-name="gr11" draw:text-style-name="P7" svg:width="1.3413in" svg:height="0.1677in" svg:x="1.3303in" svg:y="1.1791in"><draw:text-box><text:p><text:span text:style-name="T8">AMI_MyFoo_callback</text:span></text:p></draw:text-box></draw:frame><draw:g draw:style-name="gr4"><draw:custom-shape draw:style-name="gr5" svg:width="0.2315in" svg:height="0.2421in" draw:transform="rotate (1.5707963267946) translate (3.55in 1.92152777777778in)"><text:p/><draw:enhanced-geometry svg:viewBox="0 0 21600 21600" draw:mirror-horizontal="false" draw:mirror-vertical="false"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8" draw:text-style-name="P6" svg:width="0.0941in" svg:height="0.0862in" svg:x="3.665in" svg:y="1.7665in"><text:p text:style-name="P6">v</text:p></draw:ellipse></draw:g><draw:line draw:style-name="gr7" draw:text-style-name="P6" svg:x1="1.4799in" svg:y1="1.502in" svg:x2="1.4799in" svg:y2="1.8028in"><text:p/></draw:line><draw:line draw:style-name="gr7" draw:text-style-name="P6" svg:x1="3.55in" svg:y1="1.8028in" svg:x2="1.4799in" svg:y2="1.8028in"><text:p/></draw:line><draw:line draw:style-name="gr7" draw:text-style-name="P6" svg:x1="3.7091in" svg:y1="1.8173in" svg:x2="6.0528in" svg:y2="1.8173in"><text:p/></draw:line><draw:line draw:style-name="gr7" draw:text-style-name="P6" svg:x1="6.0528in" svg:y1="1.8189in" svg:x2="6.0528in" svg:y2="1.5in"><text:p/></draw:line><draw:frame draw:style-name="gr12" svg:width="1.0594in" svg:height="0.1886in" svg:x="3.7547in" svg:y="1.902in"><draw:text-box><text:p>Synchronous </text:p></draw:text-box></draw:frame></draw:g></text:p>
      <text:p text:style-name="paragraph"/>
      <text:p text:style-name="paragraph"/>
      <text:p text:style-name="paragraph"/>
      <text:p text:style-name="paragraph"/>
      <text:p text:style-name="paragraph"/>
      <text:p text:style-name="Légende">Figure <text:sequence text:ref-name="refFigure0" text:name="Figure" text:formula="ooow:Figure+1" style:num-format="1">1</text:sequence> : AMICallback Example</text:p>
      <text:p text:style-name="paragraph">As said before, the service interface (<text:span text:style-name="T1"> </text:span><text:span text:style-name="keyword"><text:span text:style-name="T2">MyFoo</text:span></text:span> in this case) needs to be extended for the asynchronous invocation. A new implied interface (<text:span text:style-name="keyword"><text:span text:style-name="T2">AMI_MyFoo</text:span></text:span>) should be created. For each existing method with in- and/or out-parameters or return values in <text:span text:style-name="keyword"><text:span text:style-name="T2">MyFoo</text:span></text:span>, a new void method with the prefix <text:span text:style-name="keyword">sendc</text:span> is added to the implied <text:span text:style-name="keyword"><text:span text:style-name="T2">AMI_MyFoo </text:span></text:span><text:span text:style-name="keyword">interface. </text:span>The out-parameters are not used in these methods. <text:s/>The AMI component should provide and the Sender component should use this <text:span text:style-name="keyword"><text:span text:style-name="T2">AMI_MyFoo</text:span></text:span> interface.</text:p>
      <text:p text:style-name="paragraph">Besides an <text:span text:style-name="keyword">AMI_MyFoo</text:span><text:span text:style-name="keyword"><text:span text:style-name="T3"> </text:span></text:span><text:span text:style-name="keyword"><text:span text:style-name="T4">interface the (implied) callback interfaces should be created. The Sender component should provide and the AMI component should use this callback interface. The callback interface should be named, using AMI_ as prefix and _callback as postfix. In this example </text:span></text:span><text:span text:style-name="keyword"><text:span text:style-name="T6">AMI_MyFoo_callback</text:span></text:span><text:span text:style-name="keyword"><text:span text:style-name="T4">. In this interface all prefixed sendc functions should be mentioned twice; once with postfix '</text:span></text:span><text:span text:style-name="keyword"><text:span text:style-name="T5">_</text:span></text:span><text:span text:style-name="keyword"><text:span text:style-name="T6">callback</text:span></text:span><text:span text:style-name="keyword"><text:span text:style-name="T5">_</text:span></text:span><text:span text:style-name="keyword"><text:span text:style-name="T6">handler</text:span></text:span><text:span text:style-name="keyword"><text:span text:style-name="T4">' and once with '_</text:span></text:span><text:span text:style-name="keyword"><text:span text:style-name="T7">callback</text:span></text:span><text:span text:style-name="keyword"><text:span text:style-name="T4">_</text:span></text:span><text:span text:style-name="keyword"><text:span text:style-name="T7">exception</text:span></text:span><text:span text:style-name="keyword"><text:span text:style-name="T4">'. The callback_handler handles the callback calls. The signature of this method is to pass the result of the foo method as a first parameter, followed by the out parameters of this method.</text:span></text:span></text:p>
      <text:p text:style-name="paragraph"><text:span text:style-name="keyword"><text:span text:style-name="T4">The callback_exception is called when the AMI component caught an exception while executing foo. The signature is the exception values as input parameters.</text:span></text:span></text:p>
      <text:p text:style-name="paragraph"><text:span text:style-name="keyword"><text:span text:style-name="T4">The Receiver component (server) just provides the original interface (</text:span></text:span><text:span text:style-name="keyword"><text:span text:style-name="T6">MyFoo</text:span></text:span><text:span text:style-name="keyword"><text:span text:style-name="T4">); The AMI component uses this interface.</text:span></text:span></text:p>
      <text:p text:style-name="paragraph">The needed interfaces are defined as follows:</text:p>
      <text:p text:style-name="P2"><text:soft-page-break/>// -- resulting (implied) interfaces </text:p>
      <text:p text:style-name="P2">//</text:p>
      <text:p text:style-name="P2"/>
      <text:p text:style-name="P2">// Implied callback interface from AMI-component to calling component</text:p>
      <text:p text:style-name="P2">interface AMI_MyFoo_callback</text:p>
      <text:p text:style-name="P2">{</text:p>
      <text:p text:style-name="P2"><text:tab/>void foo_callback_handler (in long result, in string answer);</text:p>
      <text:p text:style-name="P2"><text:s text:c="6"/>void foo_callback_excep (in InternalException exception_holder);</text:p>
      <text:p text:style-name="P2">};</text:p>
      <text:p text:style-name="P2"/>
      <text:p text:style-name="P2">// Implied AMI component interface. Calling component calls AMI-component and </text:p>
      <text:p text:style-name="P2">// AMI-component calls the receiving component using the MyFoo interface.</text:p>
      <text:p text:style-name="P2">interface AMI_MyFoo</text:p>
      <text:p text:style-name="P2">{</text:p>
      <text:p text:style-name="P2"><text:tab/>void sendc_foo (in AMI_MyFoo_callback cb_handler, in string in_str);</text:p>
      <text:p text:style-name="P2">};</text:p>
      <text:p text:style-name="Légende">Example <text:sequence text:ref-name="refExample1" text:name="Example" text:formula="ooow:Example+1" style:num-format="1">2</text:sequence>: Implied interfaces</text:p>
      <text:p text:style-name="paragraph">To use AMI, an AMI component is needed, implementing the previous (implied) methods (see Example 2).</text:p>
      <text:p text:style-name="paragraph">When a reply handler per request is needed, the reply handler should be created on the Sender side and should be passed to the AMI component (as the first parameter of the sendc function). The AMI component uses this reply handler to call the Sender when the answer is received. </text:p>
      <text:p text:style-name="paragraph">When the design dictates that a certain reply must be matched to a certain request, then the application programmer should have the ability to do so. Therefor the <text:span text:style-name="keyword">sendc</text:span> method comes in two flavors: one with a reply handler as the first parameter and one without a reply handler. The implementation should support both these options since an application developer should have the ability to switch between these at runtime.</text:p>
      <text:p text:style-name="paragraph">When nil is passed as reply handler in the first case, the AMI component treats that request as a oneway method. </text:p>
      <text:p text:style-name="paragraph">When the AMI component invokes a method on the Receiver component ('foo' in this case), it should always pass the output directly to the Sender component. </text:p>
      <text:p text:style-name="paragraph"/>
      <text:p text:style-name="P3"><text:soft-page-break/>// SENDER COMPONENT</text:p>
      <text:p text:style-name="code">module CCM_AMI</text:p>
      <text:p text:style-name="code">{</text:p>
      <text:p text:style-name="code"><text:s text:c="2"/>component Sender</text:p>
      <text:p text:style-name="code"><text:s text:c="2"/>{</text:p>
      <text:p text:style-name="code"><text:s text:c="4"/>// for asynch invocation.</text:p>
      <text:p text:style-name="code"><text:s text:c="4"/>uses CCM_AMI::AMI_MyFoo <text:tab/>run_asynch_my_foo;</text:p>
      <text:p text:style-name="code"/>
      <text:p text:style-name="code"><text:s text:c="4"/>// for synchronous invocation</text:p>
      <text:p text:style-name="code"><text:s text:c="4"/>uses MyFoo<text:tab/><text:tab/>run_my_foo;</text:p>
      <text:p text:style-name="code"/>
      <text:p text:style-name="code"><text:s text:c="4"/>//provides the callback function/exception for the AMI component.</text:p>
      <text:p text:style-name="code"><text:s text:c="4"/>provides CCM_AMI::AMI_MyFoo_callback <text:s text:c="7"/>the_my_foo_callback;</text:p>
      <text:p text:style-name="code"><text:s text:c="2"/>};</text:p>
      <text:p text:style-name="code"/>
      <text:p text:style-name="code"><text:s text:c="2"/>home SenderHome manages Sender</text:p>
      <text:p text:style-name="code"><text:s text:c="2"/>{</text:p>
      <text:p text:style-name="code"><text:s text:c="2"/>};</text:p>
      <text:p text:style-name="code">};</text:p>
      <text:p text:style-name="code"/>
      <text:p text:style-name="P3">// AMI COMPONENT</text:p>
      <text:p text:style-name="code">module CCM_AMI</text:p>
      <text:p text:style-name="code">{</text:p>
      <text:p text:style-name="code"><text:s text:c="2"/>component AMI</text:p>
      <text:p text:style-name="code"><text:s text:c="2"/>{</text:p>
      <text:p text:style-name="code"><text:s text:c="4"/>//provides the interface for Sender</text:p>
      <text:p text:style-name="code"><text:s text:c="4"/>provides CCM_AMI::AMI_MyFoo<text:tab/>perform_asynch_my_foo;</text:p>
      <text:p text:style-name="code"/>
      <text:p text:style-name="code"><text:s text:c="4"/>//uses the interface of the Receiver ('server')</text:p>
      <text:p text:style-name="code"><text:s text:c="4"/>uses MyFoo<text:tab/><text:tab/><text:tab/>my_foo_receiver;</text:p>
      <text:p text:style-name="code"/>
      <text:p text:style-name="code"><text:s text:c="4"/>//uses the callback interface of the sender</text:p>
      <text:p text:style-name="code"><text:s text:c="4"/>uses CCM_AMI::AMI_MyFoo_callback<text:tab/>callback_my_foo;</text:p>
      <text:p text:style-name="code"><text:s text:c="2"/>};</text:p>
      <text:p text:style-name="code"/>
      <text:p text:style-name="code"><text:s text:c="2"/>home AMIHome manages AMI</text:p>
      <text:p text:style-name="code"><text:s text:c="2"/>{</text:p>
      <text:p text:style-name="code"><text:s text:c="2"/>};</text:p>
      <text:p text:style-name="code">};</text:p>
      <text:p text:style-name="code"/>
      <text:p text:style-name="P3">//RECEIVER COMPONENT</text:p>
      <text:p text:style-name="code">module CCM_AMI</text:p>
      <text:p text:style-name="code">{</text:p>
      <text:p text:style-name="code"><text:s text:c="2"/>component Receiver</text:p>
      <text:p text:style-name="code"><text:s text:c="2"/>{</text:p>
      <text:p text:style-name="code"><text:s text:c="4"/>//provides </text:p>
      <text:p text:style-name="code"><text:s text:c="4"/>provides MyFoo do_my_foo;</text:p>
      <text:p text:style-name="code"><text:s text:c="2"/>};</text:p>
      <text:p text:style-name="code"/>
      <text:p text:style-name="code"><text:s text:c="2"/>home ReceiverHome manages Receiver</text:p>
      <text:p text:style-name="code"><text:s text:c="2"/>{</text:p>
      <text:p text:style-name="code"><text:s text:c="2"/>};</text:p>
      <text:p text:style-name="code">};</text:p>
      <text:p text:style-name="Légende"><text:bookmark-start text:name="_Ref2129774991111"/>Example <text:sequence text:ref-name="refExample2" text:name="Example" text:formula="ooow:Example+1" style:num-format="1">3</text:sequence><text:bookmark-end text:name="_Ref2129774991111"/>: Implied IDL, describing the compon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aragraph" style:family="paragraph" style:parent-style-name="Standard">
      <style:paragraph-properties fo:margin-left="0.7874in" fo:margin-right="0in" fo:margin-top="0.1665in" fo:margin-bottom="0in" fo:text-indent="0in" style:auto-text-indent="false"/>
      <style:text-properties fo:language="en" fo:country="US"/>
    </style:style>
    <style:style style:name="Heading_20_6" style:display-name="Heading 6" style:family="paragraph" style:parent-style-name="Standard" style:next-style-name="paragraph" style:class="text">
      <style:paragraph-properties fo:margin-left="0.7874in" fo:margin-right="0in" fo:margin-top="0.25in" fo:margin-bottom="0in" fo:text-indent="0in" style:auto-text-indent="false" fo:keep-with-next="always"/>
      <style:text-properties fo:font-style="italic" style:font-style-asian="italic"/>
    </style:style>
    <style:style style:name="Heading_20_1" style:display-name="Heading 1" style:family="paragraph" style:parent-style-name="Standard" style:next-style-name="paragraph" style:class="text" style:default-outline-level="1">
      <style:paragraph-properties fo:margin-top="1in" fo:margin-bottom="0.1945in" fo:break-before="page" fo:padding-left="0in" fo:padding-right="0in" fo:padding-top="0in" fo:padding-bottom="0.0138in" fo:border-left="none" fo:border-right="none" fo:border-top="none" fo:border-bottom="0.0071in solid #000000" fo:keep-with-next="always">
        <style:tab-stops>
          <style:tab-stop style:position="1.9689in"/>
          <style:tab-stop style:position="6.3in" style:type="right"/>
        </style:tab-stops>
      </style:paragraph-properties>
      <style:text-properties fo:font-size="20pt" fo:language="en" fo:country="US" fo:font-style="italic" fo:font-weight="bold" style:letter-kerning="true" style:font-size-asian="20pt" style:font-style-asian="italic" style:font-weight-asian="bold"/>
    </style:style>
    <style:style style:name="Heading_20_2" style:display-name="Heading 2" style:family="paragraph" style:parent-style-name="Standard" style:next-style-name="paragraph" style:class="text" style:default-outline-level="2">
      <style:paragraph-properties fo:margin-left="0.7882in" fo:margin-right="0in" fo:margin-top="0.5in" fo:margin-bottom="0in" fo:text-indent="-0.5909in" style:auto-text-indent="false" fo:keep-with-next="always">
        <style:tab-stops>
          <style:tab-stop style:position="0.7874in"/>
        </style:tab-stops>
      </style:paragraph-properties>
      <style:text-properties fo:font-size="20pt" fo:language="en" fo:country="US" fo:font-style="italic" fo:font-weight="bold" style:font-size-asian="20pt" style:font-style-asian="italic" style:font-weight-asian="bold"/>
    </style:style>
    <style:style style:name="code" style:family="paragraph" style:parent-style-name="Standard">
      <style:paragraph-properties fo:margin-left="0.7874in" fo:margin-right="0in" fo:text-align="start" style:justify-single-word="false" fo:orphans="0" fo:widows="0" fo:text-indent="0in" style:auto-text-indent="false" fo:background-color="#e6e6e6"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s>
        <style:background-image/>
      </style:paragraph-properties>
      <style:text-properties style:font-name="Courier New" fo:font-size="8pt" fo:language="zxx" fo:country="none" style:font-size-asian="8pt" style:language-asian="zxx" style:country-asian="none"/>
    </style:style>
    <style:style style:name="compact_20_paragraph" style:display-name="compact paragraph" style:family="paragraph" style:parent-style-name="paragraph">
      <style:paragraph-properties fo:margin-top="0.0835in" fo:margin-bottom="0in"/>
    </style:style>
    <style:style style:name="Légende" style:family="paragraph" style:parent-style-name="compact_20_paragraph" style:next-style-name="paragraph">
      <style:paragraph-properties fo:margin-top="0.0835in" fo:margin-bottom="0.0835in" fo:text-align="center" style:justify-single-word="false"/>
      <style:text-properties fo:font-size="11pt" fo:font-weight="bold" style:font-size-asian="11pt" style:font-weight-asian="bold" style:font-weight-complex="bold"/>
    </style:style>
    <style:style style:name="Police_20_par_20_défaut" style:display-name="Police par défaut" style:family="text"/>
    <style:style style:name="keyword" style:family="text" style:parent-style-name="Police_20_par_20_défaut">
      <style:text-properties style:font-name="Arial Narrow" fo:font-size="11pt" fo:language="zxx" fo:country="none" fo:font-weight="bold" style:font-size-asian="11pt" style:language-asian="zxx" style:country-asian="none" style:font-weight-asian="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list-level-style-number text:level="1" style:num-suffix=")" style:num-format="1">
        <style:list-level-properties text:list-level-position-and-space-mode="label-alignment">
          <style:list-level-label-alignment text:label-followed-by="listtab" text:list-tab-stop-position="1.0374in" fo:text-indent="-0.25in" fo:margin-left="1.0374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374in" fo:text-indent="-0.25in" fo:margin-left="1.5374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0374in" fo:text-indent="-0.1252in" fo:margin-left="2.0374in"/>
        </style:list-level-properties>
      </text:list-level-style-number>
      <text:list-level-style-number text:level="4" style:num-suffix="." style:num-format="1">
        <style:list-level-properties text:list-level-position-and-space-mode="label-alignment">
          <style:list-level-label-alignment text:label-followed-by="listtab" text:list-tab-stop-position="2.5374in" fo:text-indent="-0.25in" fo:margin-left="2.5374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374in" fo:text-indent="-0.25in" fo:margin-left="3.0374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374in" fo:text-indent="-0.1252in" fo:margin-left="3.5374in"/>
        </style:list-level-properties>
      </text:list-level-style-number>
      <text:list-level-style-number text:level="7" style:num-suffix="." style:num-format="1">
        <style:list-level-properties text:list-level-position-and-space-mode="label-alignment">
          <style:list-level-label-alignment text:label-followed-by="listtab" text:list-tab-stop-position="4.0374in" fo:text-indent="-0.25in" fo:margin-left="4.037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374in" fo:text-indent="-0.25in" fo:margin-left="4.537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0374in" fo:text-indent="-0.1252in" fo:margin-left="5.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31T09:07:59</meta:creation-date>
    <dc:date>2009-09-18T11:40:35</dc:date>
    <meta:editing-duration>PT02H13M56S</meta:editing-duration>
    <meta:editing-cycles>12</meta:editing-cycles>
    <meta:generator>OpenOffice.org/3.0$Linux OpenOffice.org_project/300m21$Build-9319</meta:generator>
    <meta:document-statistic meta:table-count="0" meta:image-count="0" meta:object-count="0" meta:page-count="4" meta:paragraph-count="87" meta:word-count="867" meta:character-count="5730"/>
    <meta:user-defined meta:name="Info 1"/>
    <meta:user-defined meta:name="Info 2"/>
    <meta:user-defined meta:name="Info 3"/>
    <meta:user-defined meta:name="Info 4"/>
  </office:meta>
</office:document-meta>
</file>